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20%" fo:text-align="justify" style:justify-single-word="false" fo:orphans="0" fo:widows="0"/>
      <style:text-properties officeooo:paragraph-rsid="001dfa4d"/>
    </style:style>
    <style:style style:name="P2" style:family="paragraph" style:parent-style-name="Standard">
      <style:paragraph-properties fo:line-height="120%" fo:text-align="justify" style:justify-single-word="false" fo:orphans="0" fo:widows="0"/>
      <style:text-properties officeooo:rsid="001f97e6" officeooo:paragraph-rsid="001f97e6"/>
    </style:style>
    <style:style style:name="P3" style:family="paragraph" style:parent-style-name="Standard">
      <style:paragraph-properties fo:line-height="120%" fo:text-align="justify" style:justify-single-word="false" fo:orphans="0" fo:widows="0"/>
      <style:text-properties officeooo:paragraph-rsid="0024953d"/>
    </style:style>
    <style:style style:name="P4" style:family="paragraph" style:parent-style-name="Standard">
      <style:paragraph-properties fo:line-height="120%" fo:text-align="justify" style:justify-single-word="false" fo:orphans="0" fo:widows="0"/>
    </style:style>
    <style:style style:name="P5" style:family="paragraph" style:parent-style-name="Standard">
      <style:paragraph-properties fo:line-height="120%" fo:text-align="justify" style:justify-single-word="false" fo:orphans="0" fo:widows="0"/>
    </style:style>
    <style:style style:name="P6" style:family="paragraph" style:parent-style-name="Standard">
      <style:paragraph-properties fo:line-height="120%" fo:text-align="justify" style:justify-single-word="false" fo:orphans="0" fo:widows="0"/>
      <style:text-properties officeooo:paragraph-rsid="001dfa4d"/>
    </style:style>
    <style:style style:name="P7" style:family="paragraph" style:parent-style-name="Standard">
      <style:text-properties fo:color="#000000" style:font-name="Times New Roman" style:font-name-complex="Times New Roman1"/>
    </style:style>
    <style:style style:name="P8" style:family="paragraph" style:parent-style-name="Standard">
      <style:paragraph-properties fo:line-height="120%" fo:text-align="justify" style:justify-single-word="false" fo:orphans="0" fo:widows="0"/>
      <style:text-properties fo:color="#000000" style:font-name="Times New Roman" style:font-name-complex="Times New Roman1"/>
    </style:style>
    <style:style style:name="P9" style:family="paragraph" style:parent-style-name="Standard">
      <style:paragraph-properties fo:line-height="120%" fo:text-align="justify" style:justify-single-word="false" fo:orphans="0" fo:widows="0"/>
      <style:text-properties fo:color="#0070c0" style:font-name="Times New Roman" style:font-name-complex="Times New Roman1"/>
    </style:style>
    <style:style style:name="P10" style:family="paragraph" style:parent-style-name="Standard">
      <style:paragraph-properties fo:line-height="120%" fo:text-align="justify" style:justify-single-word="false" fo:orphans="0" fo:widows="0"/>
      <style:text-properties fo:color="#000000" style:font-name="Times New Roman" officeooo:paragraph-rsid="001dfa4d" style:font-name-complex="Times New Roman1"/>
    </style:style>
    <style:style style:name="P11" style:family="paragraph" style:parent-style-name="Standard">
      <style:paragraph-properties fo:line-height="120%" fo:text-align="justify" style:justify-single-word="false" fo:orphans="0" fo:widows="0"/>
      <style:text-properties fo:color="#000000" style:font-name="Times New Roman" fo:font-style="italic" officeooo:rsid="001f97e6" officeooo:paragraph-rsid="001f97e6" style:font-style-asian="italic" style:font-name-complex="Times New Roman1"/>
    </style:style>
    <style:style style:name="P12" style:family="paragraph" style:parent-style-name="Standard">
      <style:paragraph-properties fo:line-height="120%" fo:text-align="justify" style:justify-single-word="false" fo:orphans="0" fo:widows="0"/>
      <style:text-properties fo:color="#000000" style:font-name="Times New Roman" fo:font-style="italic" officeooo:rsid="00209919" officeooo:paragraph-rsid="00209919" style:font-style-asian="italic" style:font-name-complex="Times New Roman1"/>
    </style:style>
    <style:style style:name="P13" style:family="paragraph" style:parent-style-name="Standard">
      <style:paragraph-properties fo:line-height="120%" fo:text-align="justify" style:justify-single-word="false" fo:orphans="0" fo:widows="0"/>
      <style:text-properties fo:color="#000000" style:font-name="Times New Roman" fo:font-style="italic" officeooo:rsid="0026718a" officeooo:paragraph-rsid="0026718a" style:font-style-asian="italic" style:font-name-complex="Times New Roman1"/>
    </style:style>
    <style:style style:name="P14" style:family="paragraph" style:parent-style-name="Standard">
      <style:paragraph-properties fo:line-height="120%" fo:text-align="justify" style:justify-single-word="false" fo:orphans="0" fo:widows="0"/>
      <style:text-properties officeooo:rsid="001f97e6" officeooo:paragraph-rsid="001f97e6"/>
    </style:style>
    <style:style style:name="P15" style:family="paragraph" style:parent-style-name="Standard">
      <style:paragraph-properties fo:line-height="120%" fo:text-align="justify" style:justify-single-word="false" fo:orphans="0" fo:widows="0"/>
    </style:style>
    <style:style style:name="P16" style:family="paragraph" style:parent-style-name="Standard">
      <style:paragraph-properties fo:line-height="120%" fo:text-align="justify" style:justify-single-word="false" fo:orphans="0" fo:widows="0"/>
      <style:text-properties officeooo:paragraph-rsid="001dfa4d"/>
    </style:style>
    <style:style style:name="P17" style:family="paragraph" style:parent-style-name="Standard">
      <style:paragraph-properties fo:line-height="120%" fo:text-align="justify" style:justify-single-word="false" fo:orphans="0" fo:widows="0"/>
      <style:text-properties officeooo:paragraph-rsid="0024953d"/>
    </style:style>
    <style:style style:name="P18" style:family="paragraph" style:parent-style-name="Standard" style:master-page-name="Standard">
      <style:paragraph-properties style:page-number="auto"/>
      <style:text-properties fo:color="#000000" style:font-name="Times New Roman" fo:font-weight="bold" style:font-weight-asian="bold" style:font-name-complex="Times New Roman1"/>
    </style:style>
    <style:style style:name="P1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font-name="Times New Roman" style:font-name-complex="Times New Roman1"/>
    </style:style>
    <style:style style:name="T2" style:family="text">
      <style:text-properties fo:color="#000000" style:font-name="Times New Roman" officeooo:rsid="001dfa4d" style:font-name-complex="Times New Roman1"/>
    </style:style>
    <style:style style:name="T3" style:family="text">
      <style:text-properties fo:color="#000000" style:font-name="Times New Roman" fo:font-style="italic" style:font-style-asian="italic" style:font-name-complex="Times New Roman1"/>
    </style:style>
    <style:style style:name="T4" style:family="text">
      <style:text-properties fo:color="#000000" style:font-name="Times New Roman" officeooo:rsid="0024953d" style:font-name-complex="Times New Roman1"/>
    </style:style>
    <style:style style:name="T5" style:family="text">
      <style:text-properties fo:color="#000000" style:font-name="Times New Roman" style:font-name-complex="Times New Roman1"/>
    </style:style>
    <style:style style:name="T6" style:family="text">
      <style:text-properties fo:color="#000000" style:font-name="Times New Roman" officeooo:rsid="001dfa4d" style:font-name-complex="Times New Roman1"/>
    </style:style>
    <style:style style:name="T7" style:family="text">
      <style:text-properties fo:color="#000000" style:font-name="Times New Roman" officeooo:rsid="0021ab93" style:font-name-complex="Times New Roman1"/>
    </style:style>
    <style:style style:name="T8" style:family="text">
      <style:text-properties fo:color="#000000" style:font-name="Times New Roman" officeooo:rsid="002357a0" style:font-name-complex="Times New Roman1"/>
    </style:style>
    <style:style style:name="T9" style:family="text">
      <style:text-properties fo:color="#000000" style:font-name="Times New Roman" officeooo:rsid="0024953d" style:font-name-complex="Times New Roman1"/>
    </style:style>
    <style:style style:name="T10" style:family="text">
      <style:text-properties fo:color="#000000" style:font-name="Times New Roman" fo:font-style="italic" style:font-style-asian="italic" style:font-name-complex="Times New Roman1"/>
    </style:style>
    <style:style style:name="T11" style:family="text">
      <style:text-properties fo:color="#000000" style:font-name="Times New Roman" fo:font-style="italic" style:font-style-asian="italic" style:font-name-complex="Times New Roman1" style:font-style-complex="italic"/>
    </style:style>
    <style:style style:name="T12" style:family="text">
      <style:text-properties fo:color="#000000" style:font-name="Times New Roman" fo:font-style="italic" fo:background-color="#ffff00" loext:char-shading-value="0" style:font-style-asian="italic" style:font-name-complex="Times New Roman1"/>
    </style:style>
    <style:style style:name="T13" style:family="text">
      <style:text-properties fo:color="#000000" style:font-name="Times New Roman" fo:background-color="#ffff00" loext:char-shading-value="0" style:font-name-complex="Times New Roman1"/>
    </style:style>
    <style:style style:name="T14" style:family="text">
      <style:text-properties fo:color="#000000" style:font-name="Times New Roman" fo:font-style="normal" style:font-style-asian="normal" style:font-name-complex="Times New Roman1" style:font-style-complex="normal"/>
    </style:style>
    <style:style style:name="T15" style:family="text">
      <style:text-properties fo:color="#000000" style:font-name="Times New Roman" fo:font-style="normal" officeooo:rsid="00209919" style:font-style-asian="normal" style:font-name-complex="Times New Roman1" style:font-style-complex="normal"/>
    </style:style>
    <style:style style:name="T16" style:family="text">
      <style:text-properties fo:color="#0070c0" style:font-name="Times New Roman" style:font-name-complex="Times New Roman1"/>
    </style:style>
    <style:style style:name="T17" style:family="text">
      <style:text-properties fo:color="#0070c0" style:font-name="Times New Roman" fo:background-color="#ffff00" loext:char-shading-value="0" style:font-name-complex="Times New Roman1"/>
    </style:style>
    <style:style style:name="T18" style:family="text">
      <style:text-properties fo:color="#0070c0" style:font-name="Times New Roman" fo:font-style="italic" style:font-style-asian="italic" style:font-name-complex="Times New Roman1"/>
    </style:style>
    <style:style style:name="T19" style:family="text">
      <style:text-properties fo:color="#ff0000" style:font-name="Times New Roman" style:font-name-complex="Times New Roman1"/>
    </style:style>
    <style:style style:name="T2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style:text-outline="false" style:text-line-through-style="none" style:text-line-through-type="none" style:text-position="0% 100%" fo:letter-spacing="normal" fo:language="en" fo:country="GB" fo:text-shadow="none" style:text-underline-style="none" fo:font-weight="normal" style:text-underline-mode="continuous" style:text-overline-mode="continuous" style:text-line-through-mode="continuous" style:letter-kerning="true" fo:background-color="transparent"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23" style:family="text">
      <style:text-properties fo:font-size="10pt" fo:language="en" fo:country="GB" style:language-asian="en" style:country-asian="US" style:language-complex="ar" style:country-complex="SA"/>
    </style:style>
  </office:automatic-styles>
  <office:body>
    <office:text text:use-soft-page-breaks="true">
      <text:tracked-changes>
        <text:changed-region xml:id="ct10987513346512" text:id="ct10987513346512">
          <text:deletion>
            <office:change-info>
              <dc:creator>Unknown Author</dc:creator>
              <dc:date>2017-12-04T13:49:44</dc:date>
            </office:change-info>
            <text:p text:style-name="P1"><text:span text:style-name="T1">Understanding</text:span></text:p>
          </text:deletion>
        </text:changed-region>
        <text:changed-region xml:id="ct10987513354112" text:id="ct10987513354112">
          <text:insertion>
            <office:change-info>
              <dc:creator>Unknown Author</dc:creator>
              <dc:date>2017-12-04T13:49:44</dc:date>
            </office:change-info>
          </text:insertion>
        </text:changed-region>
        <text:changed-region xml:id="ct10987513355984" text:id="ct10987513355984">
          <text:insertion>
            <office:change-info>
              <dc:creator>Unknown Author</dc:creator>
              <dc:date>2017-12-04T13:50:06</dc:date>
            </office:change-info>
          </text:insertion>
        </text:changed-region>
        <text:changed-region xml:id="ct10987513357664" text:id="ct10987513357664">
          <text:deletion>
            <office:change-info>
              <dc:creator>Unknown Author</dc:creator>
              <dc:date>2017-12-04T13:50:38</dc:date>
            </office:change-info>
            <text:p text:style-name="P1"><text:span text:style-name="T1">how such events can unfold into a rise of Islamophobia in Britain can be understood through intergroup theory. <text:s/></text:span></text:p>
          </text:deletion>
        </text:changed-region>
        <text:changed-region xml:id="ct10987513353296" text:id="ct10987513353296">
          <text:insertion>
            <office:change-info>
              <dc:creator>Unknown Author</dc:creator>
              <dc:date>2017-12-04T13:49:40</dc:date>
            </office:change-info>
          </text:insertion>
        </text:changed-region>
        <text:changed-region xml:id="ct10987513418736" text:id="ct10987513418736">
          <text:insertion>
            <office:change-info>
              <dc:creator>Unknown Author</dc:creator>
              <dc:date>2017-12-04T13:52:15</dc:date>
            </office:change-info>
          </text:insertion>
        </text:changed-region>
        <text:changed-region xml:id="ct10987513419456" text:id="ct10987513419456">
          <text:insertion>
            <office:change-info>
              <dc:creator>Unknown Author</dc:creator>
              <dc:date>2017-12-04T13:54:00</dc:date>
            </office:change-info>
          </text:insertion>
        </text:changed-region>
        <text:changed-region xml:id="ct10987513453728" text:id="ct10987513453728">
          <text:deletion>
            <office:change-info>
              <dc:creator>Unknown Author</dc:creator>
              <dc:date>2017-12-04T13:54:00</dc:date>
            </office:change-info>
            <text:p text:style-name="P1"><text:span text:style-name="T2">and with whom they perceive</text:span></text:p>
          </text:deletion>
        </text:changed-region>
        <text:changed-region xml:id="ct10987513461376" text:id="ct10987513461376">
          <text:insertion>
            <office:change-info>
              <dc:creator>Unknown Author</dc:creator>
              <dc:date>2017-12-04T13:57:13</dc:date>
            </office:change-info>
          </text:insertion>
        </text:changed-region>
        <text:changed-region xml:id="ct10987513453008" text:id="ct10987513453008">
          <text:insertion>
            <office:change-info>
              <dc:creator>Unknown Author</dc:creator>
              <dc:date>2017-12-04T14:19:25</dc:date>
            </office:change-info>
          </text:insertion>
        </text:changed-region>
        <text:changed-region xml:id="ct10987513374000" text:id="ct10987513374000">
          <text:insertion>
            <office:change-info>
              <dc:creator>Unknown Author</dc:creator>
              <dc:date>2017-12-04T14:20:03</dc:date>
            </office:change-info>
          </text:insertion>
        </text:changed-region>
        <text:changed-region xml:id="ct10987513420608" text:id="ct10987513420608">
          <text:insertion>
            <office:change-info>
              <dc:creator>Unknown Author</dc:creator>
              <dc:date>2017-12-04T14:25:43</dc:date>
            </office:change-info>
          </text:insertion>
        </text:changed-region>
        <text:changed-region xml:id="ct10987513358864" text:id="ct10987513358864">
          <text:insertion>
            <office:change-info>
              <dc:creator>Unknown Author</dc:creator>
              <dc:date>2017-12-04T14:26:06</dc:date>
            </office:change-info>
          </text:insertion>
        </text:changed-region>
        <text:changed-region xml:id="ct10987513418960" text:id="ct10987513418960">
          <text:deletion>
            <office:change-info>
              <dc:creator>Unknown Author</dc:creator>
              <dc:date>2017-12-04T14:26:02</dc:date>
            </office:change-info>
            <text:p text:style-name="P2"><text:span text:style-name="T3"/></text:p>
            <text:p text:style-name="P2"><text:span text:style-name="T3"/></text:p>
          </text:deletion>
        </text:changed-region>
        <text:changed-region xml:id="ct10987513486992" text:id="ct10987513486992">
          <text:insertion>
            <office:change-info>
              <dc:creator>Unknown Author</dc:creator>
              <dc:date>2017-12-04T14:26:08</dc:date>
            </office:change-info>
          </text:insertion>
        </text:changed-region>
        <text:changed-region xml:id="ct10987513489344" text:id="ct10987513489344">
          <text:insertion>
            <office:change-info>
              <dc:creator>Unknown Author</dc:creator>
              <dc:date>2017-12-04T14:27:11</dc:date>
            </office:change-info>
          </text:insertion>
        </text:changed-region>
        <text:changed-region xml:id="ct10987513512960" text:id="ct10987513512960">
          <text:insertion>
            <office:change-info>
              <dc:creator>Unknown Author</dc:creator>
              <dc:date>2017-12-04T14:28:50</dc:date>
            </office:change-info>
          </text:insertion>
        </text:changed-region>
        <text:changed-region xml:id="ct10987513460144" text:id="ct10987513460144">
          <text:insertion>
            <office:change-info>
              <dc:creator>Unknown Author</dc:creator>
              <dc:date>2017-12-04T14:29:00</dc:date>
            </office:change-info>
          </text:insertion>
        </text:changed-region>
        <text:changed-region xml:id="ct10987513387760" text:id="ct10987513387760">
          <text:insertion>
            <office:change-info>
              <dc:creator>Unknown Author</dc:creator>
              <dc:date>2017-12-04T14:30:00</dc:date>
            </office:change-info>
          </text:insertion>
        </text:changed-region>
        <text:changed-region xml:id="ct10987513484144" text:id="ct10987513484144">
          <text:insertion>
            <office:change-info>
              <dc:creator>Unknown Author</dc:creator>
              <dc:date>2017-12-04T14:31:00</dc:date>
            </office:change-info>
          </text:insertion>
        </text:changed-region>
        <text:changed-region xml:id="ct10987513485552" text:id="ct10987513485552">
          <text:insertion>
            <office:change-info>
              <dc:creator>Unknown Author</dc:creator>
              <dc:date>2017-12-04T14:32:19</dc:date>
            </office:change-info>
          </text:insertion>
        </text:changed-region>
        <text:changed-region xml:id="ct10987513551232" text:id="ct10987513551232">
          <text:insertion>
            <office:change-info>
              <dc:creator>Unknown Author</dc:creator>
              <dc:date>2017-12-04T17:17:35</dc:date>
            </office:change-info>
          </text:insertion>
        </text:changed-region>
        <text:changed-region xml:id="ct10987513416096" text:id="ct10987513416096">
          <text:deletion>
            <office:change-info>
              <dc:creator>Unknown Author</dc:creator>
              <dc:date>2017-12-04T17:13:16</dc:date>
            </office:change-info>
            <text:p text:style-name="P3"><text:span text:style-name="T1">Evidently,</text:span></text:p>
          </text:deletion>
        </text:changed-region>
        <text:changed-region xml:id="ct10987513536608" text:id="ct10987513536608">
          <text:deletion>
            <office:change-info>
              <dc:creator>Unknown Author</dc:creator>
              <dc:date>2017-12-04T17:10:31</dc:date>
            </office:change-info>
            <text:p text:style-name="P3"><text:span text:style-name="T1">between</text:span></text:p>
          </text:deletion>
        </text:changed-region>
        <text:changed-region xml:id="ct10987513442000" text:id="ct10987513442000">
          <text:deletion>
            <office:change-info>
              <dc:creator>Unknown Author</dc:creator>
              <dc:date>2017-12-04T17:13:18</dc:date>
            </office:change-info>
            <text:p text:style-name="P3"><text:span text:style-name="T1">cohesion </text:span></text:p>
          </text:deletion>
        </text:changed-region>
        <text:changed-region xml:id="ct10987525715424" text:id="ct10987525715424">
          <text:insertion>
            <office:change-info>
              <dc:creator>Unknown Author</dc:creator>
              <dc:date>2017-12-05T08:54:07</dc:date>
            </office:change-info>
          </text:insertion>
        </text:changed-region>
        <text:changed-region xml:id="ct10987515795696" text:id="ct10987515795696">
          <text:deletion>
            <office:change-info>
              <dc:creator>Unknown Author</dc:creator>
              <dc:date>2017-12-05T08:54:40</dc:date>
            </office:change-info>
            <text:p text:style-name="P3"><text:span text:style-name="T4"><text:s/></text:span></text:p>
          </text:deletion>
        </text:changed-region>
        <text:changed-region xml:id="ct10987505927168" text:id="ct10987505927168">
          <text:insertion>
            <office:change-info>
              <dc:creator>Unknown Author</dc:creator>
              <dc:date>2017-12-05T08:39:28</dc:date>
            </office:change-info>
          </text:insertion>
        </text:changed-region>
        <text:changed-region xml:id="ct10987526673856" text:id="ct10987526673856">
          <text:deletion>
            <office:change-info>
              <dc:creator>Unknown Author</dc:creator>
              <dc:date>2017-12-05T08:39:50</dc:date>
            </office:change-info>
            <text:p text:style-name="P4"><text:span text:style-name="T1">, </text:span><text:span text:style-name="T3">given certain circumstances,</text:span></text:p>
          </text:deletion>
        </text:changed-region>
        <text:changed-region xml:id="ct10987526552192" text:id="ct10987526552192">
          <text:insertion>
            <office:change-info>
              <dc:creator>Unknown Author</dc:creator>
              <dc:date>2017-12-05T08:40:15</dc:date>
            </office:change-info>
          </text:insertion>
        </text:changed-region>
        <text:changed-region xml:id="ct10987516057424" text:id="ct10987516057424">
          <text:deletion>
            <office:change-info>
              <dc:creator>Unknown Author</dc:creator>
              <dc:date>2017-12-05T08:49:02</dc:date>
            </office:change-info>
            <text:p text:style-name="P4"><text:span text:style-name="T1">requirement</text:span></text:p>
          </text:deletion>
        </text:changed-region>
        <text:changed-region xml:id="ct10987515437584" text:id="ct10987515437584">
          <text:insertion>
            <office:change-info>
              <dc:creator>Unknown Author</dc:creator>
              <dc:date>2017-12-05T08:49:02</dc:date>
            </office:change-info>
          </text:insertion>
        </text:changed-region>
        <text:changed-region xml:id="ct10987528355264" text:id="ct10987528355264">
          <text:deletion>
            <office:change-info>
              <dc:creator>Unknown Author</dc:creator>
              <dc:date>2017-12-05T08:48:49</dc:date>
            </office:change-info>
            <text:p text:style-name="P4"><text:span text:style-name="T1">better</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3 Intergroup Theory</text:p>
      <text:p text:style-name="P7"/>
      <text:p text:style-name="P1"><text:change text:change-id="ct10987513346512"/><text:change-start text:change-id="ct10987513354112"/><text:span text:style-name="T2">The way in which such events can lead to </text:span><text:change-end text:change-id="ct10987513354112"/><text:change-start text:change-id="ct10987513355984"/><text:span text:style-name="T2">rising Islamophobia in Britain it is helpful to consider intergroup theory.</text:span><text:change-end text:change-id="ct10987513355984"/><text:span text:style-name="T1"> </text:span><text:change text:change-id="ct10987513357664"/><text:change-start text:change-id="ct10987513353296"/></text:p>
      <text:p text:style-name="P10"/>
      <text:p text:style-name="P1"><text:change-end text:change-id="ct10987513353296"/><text:span text:style-name="T1">I</text:span><office:annotation office:name="__Annotation__128_1495438304"><dc:creator>Unknown Author</dc:creator><dc:date>2017-12-04T13:52:15.212473473</dc:date><text:p text:style-name="P19"><text:span text:style-name="T20">Cite it or dont say it. I think its probably fine to just say that individuals are social beings “it is well established” doesn’t really add anything unless you want to cite, established by who and/or how</text:span></text:p></office:annotation><text:span text:style-name="T1">t is well established that individuals </text:span><text:change-start text:change-id="ct10987513418736"/><office:annotation-end office:name="__Annotation__128_1495438304"/><text:change-end text:change-id="ct10987513418736"/><text:span text:style-name="T1">are social beings and inherently categorise themselves into groups with people they perceive to be similar </text:span><text:span text:style-name="T16">(Fiske, 2002)</text:span><text:span text:style-name="T1">, </text:span><text:change-start text:change-id="ct10987513419456"/><text:span text:style-name="T2">and</text:span><text:change-end text:change-id="ct10987513419456"/><text:change text:change-id="ct10987513453728"/><text:span text:style-name="T1"> to share similar moral values </text:span><text:span text:style-name="T16">(Motyl, Iyer, Oishi, Trawalter, &amp; Nosek, 2014)</text:span><text:span text:style-name="T1">. <text:s/></text:span><text:span text:style-name="T3">The significance of belonging to a group is outlined by </text:span><text:span text:style-name="T18">Holt-Lunstad, Smith, Baker, Harris, and Stephenson (2015) </text:span><text:span text:style-name="T3">who propose that loneliness and social isolation can contribute to a risk of early mortality.</text:span><text:span text:style-name="T1"> <text:s/></text:span></text:p>
      <text:p text:style-name="P8"><office:annotation office:name="__Annotation__130_1495438304"><dc:creator>Unknown Author</dc:creator><dc:date>2017-12-04T13:57:13.944588738</dc:date><text:p text:style-name="P19"><text:span text:style-name="T22">I thought the in group was the higher </text:span></text:p><text:p><text:span text:style-name="T23"><text:s/></text:span><text:span text:style-name="T23">status and the outgroup was the lower status, but its been a while.</text:span></text:p></office:annotation></text:p>
      <text:p text:style-name="P4"><text:span text:style-name="T3">A group to which an individual identifies with is known as an in-group and other social groups to which they do not belong are considered as out-groups.</text:span><text:change-start text:change-id="ct10987513461376"/><office:annotation-end office:name="__Annotation__130_1495438304"/><text:change-end text:change-id="ct10987513461376"/><text:span text:style-name="T3"> <text:s/>Thus, for the purpose of this study, and within the context of Islamophobia in Britain, the in-group is </text:span><text:span text:style-name="T12">…</text:span><text:span text:style-name="T3"> and the out-group is </text:span><text:span text:style-name="T12">…</text:span><text:span text:style-name="T3"> </text:span><text:span text:style-name="T18">(consider which way I am saying who is in-group and who is out-group)</text:span><text:span text:style-name="T3">. - <text:s/>‘Given Islamophobia incorporates racial discrimination and religious discrimination, for the purpose of this study and within Britain, the white British majority <text:s/>in-group are the … If I say that for the purpose of this study I am treating the in-group as white British and the out-group as Muslim because that is how it is perceived, but I am aware of the complexities...’</text:span><text:change-start text:change-id="ct10987513453008"/></text:p>
      <text:p text:style-name="P12">Defining what the target of an outgroup</text:p>
      <text:p text:style-name="P11"/>
      <text:p text:style-name="P13">Although Islam is a religion and its adherants are from a diverse range of cultural, ethnic and geographic backgrounds, the targets</text:p>
      <text:p text:style-name="P13"/>
      <text:p text:style-name="P13"/>
      <text:p text:style-name="P2"><text:span text:style-name="T3">As Islam is a religion it might appear that the designation of who is an in group and who is an out gro</text:span><text:change-end text:change-id="ct10987513453008"/><text:change-start text:change-id="ct10987513374000"/><text:span text:style-name="T3">up will be purely a religious matter, however Islamophobia </text:span><text:change-end text:change-id="ct10987513374000"/><text:change-start text:change-id="ct10987513420608"/><text:span text:style-name="T3">is </text:span><text:change-end text:change-id="ct10987513420608"/><text:change-start text:change-id="ct10987513358864"/><text:span text:style-name="T3">rarely so neatly </text:span><text:change-end text:change-id="ct10987513358864"/><text:change text:change-id="ct10987513418960"/><text:change-start text:change-id="ct10987513486992"/><text:span text:style-name="T1">confined to simply prejudices against muslims </text:span><text:span text:style-name="T11">as</text:span><text:span text:style-name="T14"> muslims, rather it contains elements of racial cultural and other discrimination </text:span><text:change-end text:change-id="ct10987513486992"/><text:change-start text:change-id="ct10987513489344"/><text:span text:style-name="T14">and in many ways islamophobia conceptualises islam as being oppositional to not just Christianity or Judaism, but to </text:span><text:change-end text:change-id="ct10987513489344"/><text:change-start text:change-id="ct10987513512960"/><text:span text:style-name="T14">british/european culture in general. Consequently for the </text:span><text:change-end text:change-id="ct10987513512960"/><text:change-start text:change-id="ct10987513460144"/><text:span text:style-name="T14">purposes of my study the ingroup will be assumed to be White British natiomals and the outgroup will be Muslims living in Britain</text:span><text:change-end text:change-id="ct10987513460144"/><text:change-start text:change-id="ct10987513387760"/><text:span text:style-name="T14">, whilst this aproach posits two different types of categories as an in and an out group (and ones which do at times overlap) for the purposes </text:span><text:change-end text:change-id="ct10987513387760"/><text:change-start text:change-id="ct10987513484144"/><text:span text:style-name="T14">of this study I believe it is actually a mo</text:span><text:span text:style-name="T15">n in britain </text:span><text:span text:style-name="T14">re im</text:span><text:span text:style-name="T15">catio</text:span><text:span text:style-name="T14">portant distinction than that between </text:span><text:change-end text:change-id="ct10987513484144"/><text:change-start text:change-id="ct10987513485552"/><text:span text:style-name="T15">Christian/Islam, especially given the steady decline of religious identifi</text:span><text:change-end text:change-id="ct10987513485552"/></text:p>
      <text:p text:style-name="P4"><text:span text:style-name="T1">Individuals tend to favour </text:span><text:span text:style-name="T16">(Moreira, Van Bavel, &amp; Telzer, 2017)</text:span><text:span text:style-name="T1">, feel more empathy to </text:span><text:span text:style-name="T16">(Cikara, Bruneau, Van Bavel, &amp; Saxe, 2014)</text:span><text:span text:style-name="T1">, and are able to understand the mental state of their in-group members more than out-group members </text:span><text:span text:style-name="T16">(Adams et al., 2010)</text:span><text:span text:style-name="T1">. <text:s/></text:span><text:span text:style-name="T18">Bernhard, Fischbacher, and Fehr (2006) </text:span><text:span text:style-name="T3">propose that this strong desire to favour one’s own in-group </text:span><text:soft-page-break/><text:span text:style-name="T3">emerges from and develops in early childhood. <text:s/>This early differentiation of conceptualising one’s own group as positive and out-group as negative supports children in learning, navigating and understanding their social world (Baron &amp; Dunham, 2015). <text:s/></text:span><text:span text:style-name="T1"><text:s text:c="4"/>Additionally, an individual’s in-group identification is believed to motivate one to complete group specific goals </text:span><text:span text:style-name="T16">(Walton, Cohen, Cwir, &amp; Spencer, 2012)</text:span><text:span text:style-name="T1">, encourage positive evaluations of in-group members, protect and enhance groups shared social identity, and diminish potential threat from any out-group discrimination </text:span><text:span text:style-name="T16">(Hobson &amp; Inzlicht, 2016). <text:s/></text:span><text:span text:style-name="T1">These preferences and favouring of one’s in-group is also seen in arbitrary groups, for example,</text:span><text:span text:style-name="T19"> </text:span><text:span text:style-name="T16">Tajfel (1969) </text:span><text:span text:style-name="T1">demonstrated that being randomly categorised as a member of a group, was enough to establish in-group favouritism and intergroup conflict and prejudiced bias towards the out-group members; this was identified as the ‘minimal group paradigm’. <text:s/>F</text:span><office:annotation office:name="__Annotation__146_1495438304"><dc:creator>Unknown Author</dc:creator><dc:date>2017-12-04T17:17:35.063994228</dc:date><text:p text:style-name="P19"><text:span text:style-name="T20">OK this feels like its a bit of a puzzler thrown in without resolution, why would this be? (salience maybe?) What are the consequences for islamophobia. </text:span></text:p></office:annotation><text:span text:style-name="T1">or example; These randomly assigned groups seemed to outweigh the preference of more fixed groups and identities such as race (Van Bavel &amp; Cunningham, 2009).</text:span><text:change-start text:change-id="ct10987513551232"/><office:annotation-end office:name="__Annotation__146_1495438304"/><text:change-end text:change-id="ct10987513551232"/><text:span text:style-name="T1"> <text:s/>A study by Dunham, Baron, and Carey (2011) more recently identified an example of the ‘minimal group paradigm’ in children who instantly showed preference for their in-group over the out-group when randomly assigned a group membership. <text:s/></text:span></text:p>
      <text:p text:style-name="P9"/>
      <text:p text:style-name="P3"><text:change text:change-id="ct10987513416096"/><text:span text:style-name="T1"><text:s/></text:span><text:change text:change-id="ct10987513536608"/><text:change text:change-id="ct10987513442000"/><text:change-start text:change-id="ct10987525715424"/></text:p>
      <text:p text:style-name="P3"><text:span text:style-name="T7"/></text:p>
      <text:p text:style-name="P3"><text:span text:style-name="T4">The bonds formed when indidividuals within</text:span><text:change-end text:change-id="ct10987525715424"/><text:change text:change-id="ct10987515795696"/><text:span text:style-name="T1">social groups (conforming to in-group specific goals) encourages positive cohesive bonds </text:span><text:span text:style-name="T16">(McKeown, Haji &amp; Ferguson, 2016)</text:span><text:span text:style-name="T1">, yet it can also result in prejudice towards individuals from other social out-groups </text:span><text:span text:style-name="T16">(Xiao et al., 2016)</text:span><text:span text:style-name="T1">; this is referred to as intergroup bias. <text:s/>Intergroup bias can vary in degree; according to </text:span><text:span text:style-name="T16">Fiske (2002)</text:span><text:span text:style-name="T1"> eighty percent of western democratic populations show subtle implicit biases which are automatic and typically unconscious. <text:s/>These implicit biases underlie identifying positive attributes to one’s own in-group and avoiding out-groups, which typically form as a result of internal conflict between cultural ideals and biases. <text:s/>However, although these subtle biases tend to be discreet, under certain circumstances, they can lead to hostility towards out-groups, which can reinforce perceptions of out-group members and ultimately lead to prejudice and discrimination </text:span><text:span text:style-name="T16">(Enos, 2016)</text:span><text:span text:style-name="T1">. <text:s text:c="2"/>Additionally, it is believed that certain individuals have extreme conscious blatant explicit biases, which underlie hostility and violence towards out-group members </text:span><text:span text:style-name="T16">(Fiske, 2002)</text:span><text:span text:style-name="T1">. <text:s/>Implicit or explicit bias evaluations of out-groups are commonly based on misconceptions, and without direct experience of out-group members </text:span><text:span text:style-name="T16">(Dixon, 2017)</text:span><text:span text:style-name="T1">. <text:s/>Furthermore, if the majority of members in a group share the same prejudice, then stereotypes of the out-group members are formed; these stereotypes help in-group individuals understand and rationalise their own beliefs and behaviour towards out-group members </text:span><text:span text:style-name="T16">(Tajfel, 1981)</text:span><text:span text:style-name="T1">. <text:s/>Prejudiced views and stereotypes of members are attributed to out-groups, and the views of the in-group tend to then be considered reasonable </text:span><text:span text:style-name="T16">(Dixon, 2017)</text:span><text:span text:style-name="T1">.</text:span></text:p>
      <text:p text:style-name="P8"/>
      <text:p text:style-name="P4"><text:span text:style-name="T1">Ultimately</text:span><text:change-start text:change-id="ct10987505927168"/><text:span text:style-name="T1"> </text:span><text:span text:style-name="T8">under certain circumstances</text:span><text:change-end text:change-id="ct10987505927168"/><text:span text:style-name="T1">, implicit and explicit intergroup biases</text:span><text:change text:change-id="ct10987526673856"/><text:span text:style-name="T3"> </text:span><text:span text:style-name="T1">can have profound consequences on a society, and can result in intergroup competition </text:span><text:span text:style-name="T16">(McKeown, Haji &amp; Ferguson, 2016)</text:span><text:span text:style-name="T1"> discrimination, conflict </text:span><text:span text:style-name="T16">(Rutland, Cameron, Milne, &amp; McGeorge, 2005)</text:span><text:span text:style-name="T1">, terrorism </text:span><text:span text:style-name="T16">(Louis &amp; Taylor, 2002)</text:span><text:span text:style-name="T19"> </text:span><text:span text:style-name="T1">a</text:span><text:soft-page-break/><text:span text:style-name="T1">nd war </text:span><text:span text:style-name="T16">(Cohen, Montoya, &amp; Insko, 2006)</text:span><text:span text:style-name="T1">. </text:span><text:span text:style-name="T19"><text:s/></text:span><text:span text:style-name="T1"><office:annotation office:name="__Annotation__432_1632887193"><dc:creator>Unknown Author</dc:creator><dc:date>2017-12-05T08:40:15.037397108</dc:date><text:p text:style-name="P20"><text:span text:style-name="T21">What do you mean by this? Overall I would expect worldwide diversity to reduce with globalisation. If you mean at the local level i.e. within community diversity or something then that’s different but its quite a sweeping statement that I’m not sure there is data to back up ( although I could be wrong obviously and you’re the expert and I assume this idea comes from the 2017 V and Y paper you reference, but I just wanted to make sure they are saying specifcally what you say here because those are different things). It might be worth just saying increase in cultural religious and group contact which seems undoubtedly true. If I’m just wrong feel free to ignore this, obv you’re the expert.</text:span></text:p></office:annotation></text:span><text:span text:style-name="T1">Given the worldwide increase in religious and cultural diversity, </text:span><text:change-start text:change-id="ct10987526552192"/><office:annotation-end office:name="__Annotation__432_1632887193"/><text:change-end text:change-id="ct10987526552192"/><text:span text:style-name="T1">there is an even greater </text:span><text:change text:change-id="ct10987516057424"/><text:change-start text:change-id="ct10987515437584"/><text:span text:style-name="T8">need</text:span><text:change-end text:change-id="ct10987515437584"/><text:span text:style-name="T1"> for researchers to </text:span><text:change text:change-id="ct10987528355264"/><text:span text:style-name="T1"><text:s/>understand </text:span><text:span text:style-name="T13">…</text:span><text:span text:style-name="T1"> why</text:span><text:span text:style-name="T3"> intergroup bias occurs</text:span><text:span text:style-name="T1"> </text:span><text:span text:style-name="T16">(Verkuyten &amp; Yogeeswaran, 2017)</text:span><text:span text:style-name="T1">,</text:span><text:span text:style-name="T19"> and the perceived… it is having/specifically with the context of my study in mind, on Islamophobia…, </text:span><text:span text:style-name="T1">in order to improve societal issues, intergroup relations and affect a positive social change</text:span><text:span text:style-name="T19"> </text:span><text:span text:style-name="T16">(Xiao, Coppin, &amp; Van Bavel, 2016)</text:span><text:span text:style-name="T1">. </text:span></text:p>
      <text:p text:style-name="P8"/>
      <text:p text:style-name="P4"><text:span text:style-name="T13">“Social psychological research evidence suggests there is nothing that in principle prevents the possibility, given certain circumstances, of any group becoming perpetrators of unfair treatment of on the basis religion. As well as having identifiable generic characteristics and dynamics, the evidence also indicates that ‘religious discrimination’ can take specific forms, such as those associated with the concept of Islamophobia (Weller, 2011).” </text:span><text:span text:style-name="T17">– can link with ethnic look. <text:s/>– ‘certain circumstances’ can link to Islamophobia being exacerbat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oline Crease-Huggett</meta:initial-creator>
    <meta:editing-cycles>3</meta:editing-cycles>
    <meta:creation-date>2017-12-04T12:57:00</meta:creation-date>
    <dc:date>2017-12-05T09:20:00.511326199</dc:date>
    <meta:editing-duration>PT2H40M40S</meta:editing-duration>
    <meta:generator>LibreOffice/5.3.1.2$Linux_X86_64 LibreOffice_project/30m0$Build-2</meta:generator>
    <meta:document-statistic meta:table-count="0" meta:image-count="0" meta:object-count="0" meta:page-count="3" meta:paragraph-count="12" meta:word-count="1077" meta:character-count="7176" meta:non-whitespace-character-count="60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